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539" officeooo:paragraph-rsid="001385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1:texte un peu plus gros que p</text:p>
      <text:p text:style-name="P1">P:affiche un texte</text:p>
      <text:p text:style-name="P1">margin-left:déca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1:04:25.368153700</meta:creation-date>
    <dc:date>2023-11-02T14:28:58.133935037</dc:date>
    <meta:editing-duration>P1DT3H24M34S</meta:editing-duration>
    <meta:editing-cycles>1</meta:editing-cycles>
    <meta:document-statistic meta:table-count="0" meta:image-count="0" meta:object-count="0" meta:page-count="1" meta:paragraph-count="3" meta:word-count="11" meta:character-count="67" meta:non-whitespace-character-count="59"/>
    <meta:generator>LibreOffice/7.5.7.1$Linux_X86_64 LibreOffice_project/50$Build-1</meta:generator>
  </office:meta>
</office:document-meta>
</file>